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156432" officeooo:paragraph-rsid="00156432"/>
    </style:style>
    <style:style style:name="P2" style:family="paragraph" style:parent-style-name="Standard">
      <style:paragraph-properties fo:text-align="justify" style:justify-single-word="false"/>
      <style:text-properties style:font-name="Times New Roman" fo:font-size="16pt" style:text-underline-style="solid" style:text-underline-width="auto" style:text-underline-color="font-color" officeooo:rsid="00156432" officeooo:paragraph-rsid="00156432" style:font-size-asian="16pt" style:font-size-complex="16pt"/>
    </style:style>
    <style:style style:name="P3" style:family="paragraph" style:parent-style-name="Standard" style:list-style-name="L1">
      <style:paragraph-properties fo:text-align="justify" style:justify-single-word="false"/>
      <style:text-properties style:font-name="Times New Roman" officeooo:rsid="00156432" officeooo:paragraph-rsid="00156432"/>
    </style:style>
    <style:style style:name="P4" style:family="paragraph" style:parent-style-name="Standard" style:list-style-name="L1">
      <style:paragraph-properties fo:text-align="justify" style:justify-single-word="false"/>
      <style:text-properties style:font-name="Times New Roman" officeooo:rsid="00166a5b" officeooo:paragraph-rsid="00166a5b"/>
    </style:style>
    <style:style style:name="P5" style:family="paragraph" style:parent-style-name="Standard">
      <style:paragraph-properties fo:text-align="justify" style:justify-single-word="false"/>
      <style:text-properties style:font-name="Times New Roman" officeooo:rsid="00166a5b" officeooo:paragraph-rsid="00166a5b"/>
    </style:style>
    <style:style style:name="P6" style:family="paragraph" style:parent-style-name="Standard" style:list-style-name="L1">
      <style:paragraph-properties fo:text-align="justify" style:justify-single-word="false"/>
      <style:text-properties style:font-name="Times New Roman" officeooo:rsid="00181f85" officeooo:paragraph-rsid="00181f85"/>
    </style:style>
    <style:style style:name="P7" style:family="paragraph" style:parent-style-name="Standard" style:list-style-name="L1">
      <style:paragraph-properties fo:text-align="justify" style:justify-single-word="false"/>
      <style:text-properties style:font-name="Times New Roman" officeooo:rsid="001bb81e" officeooo:paragraph-rsid="001bb81e"/>
    </style:style>
    <style:style style:name="P8" style:family="paragraph" style:parent-style-name="Standard" style:list-style-name="L1">
      <style:paragraph-properties fo:text-align="justify" style:justify-single-word="false"/>
      <style:text-properties style:font-name="Times New Roman" officeooo:rsid="001cd067" officeooo:paragraph-rsid="001cd067"/>
    </style:style>
    <style:style style:name="P9" style:family="paragraph" style:parent-style-name="Standard" style:list-style-name="L1">
      <style:paragraph-properties fo:text-align="justify" style:justify-single-word="false"/>
      <style:text-properties style:font-name="Times New Roman" style:text-underline-style="none" officeooo:rsid="001cd067" officeooo:paragraph-rsid="001cd067"/>
    </style:style>
    <style:style style:name="P10" style:family="paragraph" style:parent-style-name="Standard" style:list-style-name="L1">
      <style:paragraph-properties fo:text-align="justify" style:justify-single-word="false"/>
      <style:text-properties style:font-name="Times New Roman" style:text-underline-style="none" officeooo:rsid="001de403" officeooo:paragraph-rsid="001de403"/>
    </style:style>
    <style:style style:name="P11" style:family="paragraph" style:parent-style-name="Standard" style:list-style-name="L1">
      <style:paragraph-properties fo:text-align="justify" style:justify-single-word="false"/>
      <style:text-properties style:font-name="Times New Roman" style:text-underline-style="none" officeooo:rsid="001f887f" officeooo:paragraph-rsid="001f887f"/>
    </style:style>
    <style:style style:name="P12" style:family="paragraph" style:parent-style-name="Standard" style:list-style-name="L1">
      <style:paragraph-properties fo:text-align="justify" style:justify-single-word="false"/>
      <style:text-properties style:font-name="Times New Roman" style:text-underline-style="none" officeooo:rsid="001fb113" officeooo:paragraph-rsid="001fb113"/>
    </style:style>
    <style:style style:name="P13" style:family="paragraph" style:parent-style-name="Standard" style:list-style-name="L1">
      <style:paragraph-properties fo:text-align="justify" style:justify-single-word="false"/>
      <style:text-properties style:font-name="Times New Roman" style:text-underline-style="none" officeooo:rsid="00212d6d" officeooo:paragraph-rsid="00212d6d"/>
    </style:style>
    <style:style style:name="P14" style:family="paragraph" style:parent-style-name="Standard" style:list-style-name="L1">
      <style:paragraph-properties fo:text-align="justify" style:justify-single-word="false"/>
      <style:text-properties style:font-name="Times New Roman" officeooo:rsid="001de403" officeooo:paragraph-rsid="001de403"/>
    </style:style>
    <style:style style:name="P15" style:family="paragraph" style:parent-style-name="Standard" style:list-style-name="L1">
      <style:paragraph-properties fo:text-align="justify" style:justify-single-word="false"/>
      <style:text-properties officeooo:rsid="00156432" officeooo:paragraph-rsid="00156432"/>
    </style:style>
    <style:style style:name="P16" style:family="paragraph" style:parent-style-name="Standard" style:list-style-name="L1">
      <style:paragraph-properties fo:text-align="justify" style:justify-single-word="false"/>
      <style:text-properties officeooo:rsid="00166a5b" officeooo:paragraph-rsid="00166a5b"/>
    </style:style>
    <style:style style:name="P17" style:family="paragraph" style:parent-style-name="Standard" style:list-style-name="L1">
      <style:paragraph-properties fo:text-align="justify" style:justify-single-word="false"/>
      <style:text-properties officeooo:rsid="00166a5b" officeooo:paragraph-rsid="0017e039"/>
    </style:style>
    <style:style style:name="P18" style:family="paragraph" style:parent-style-name="Standard" style:list-style-name="L1">
      <style:paragraph-properties fo:text-align="justify" style:justify-single-word="false"/>
      <style:text-properties officeooo:rsid="00181f85" officeooo:paragraph-rsid="00181f85"/>
    </style:style>
    <style:style style:name="T1" style:family="text">
      <style:text-properties style:font-name="Times New Roman"/>
    </style:style>
    <style:style style:name="T2" style:family="text">
      <style:text-properties style:font-name="Times New Roman" officeooo:rsid="00166a5b"/>
    </style:style>
    <style:style style:name="T3" style:family="text">
      <style:text-properties style:font-name="Times New Roman" officeooo:rsid="0017e039"/>
    </style:style>
    <style:style style:name="T4" style:family="text">
      <style:text-properties officeooo:rsid="001bb81e"/>
    </style:style>
    <style:style style:name="T5" style:family="text">
      <style:text-properties officeooo:rsid="001f887f"/>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 1: SISTEMA DE CÓMPUTO</text:p>
      <text:p text:style-name="P1"/>
      <text:list xml:id="list5897408571981883210" text:style-name="L1">
        <text:list-item>
          <text:p text:style-name="P3">Definiciones:</text:p>
          <text:list>
            <text:list-item>
              <text:p text:style-name="P3">Informática</text:p>
            </text:list-item>
            <text:list-item>
              <text:p text:style-name="P3">Computador: aceptar datos de entrada, realizar operaciones aritmético-lógicas y devolver datos de salida sin intervención humana, mediante programas almacenados en el computador.</text:p>
            </text:list-item>
            <text:list-item>
              <text:p text:style-name="P3">Dato</text:p>
            </text:list-item>
            <text:list-item>
              <text:p text:style-name="P3">Codificación</text:p>
            </text:list-item>
            <text:list-item>
              <text:p text:style-name="P3">Bit/byte</text:p>
            </text:list-item>
            <text:list-item>
              <text:p text:style-name="P3">Unidad de entrada</text:p>
            </text:list-item>
            <text:list-item>
              <text:p text:style-name="P3">Unidad de salida</text:p>
            </text:list-item>
            <text:list-item>
              <text:p text:style-name="P3">Memoria interna/central/principal</text:p>
              <text:list>
                <text:list-item>
                  <text:p text:style-name="P3">Palabras de memoria</text:p>
                </text:list-item>
                <text:list-item>
                  <text:p text:style-name="P3">RAM/ROM</text:p>
                </text:list-item>
              </text:list>
            </text:list-item>
            <text:list-item>
              <text:p text:style-name="P3">Memoria externa</text:p>
            </text:list-item>
            <text:list-item>
              <text:p text:style-name="P3">Registro</text:p>
            </text:list-item>
            <text:list-item>
              <text:p text:style-name="P3">Unidad de tratamiento (PU, Proccesing Unit)</text:p>
              <text:list>
                <text:list-item>
                  <text:p text:style-name="P3">Unidad artitmético-lógica (ALU)</text:p>
                </text:list-item>
                <text:list-item>
                  <text:p text:style-name="P3">Buses de datos</text:p>
                </text:list-item>
                <text:list-item>
                  <text:p text:style-name="P3">Registros</text:p>
                </text:list-item>
              </text:list>
            </text:list-item>
            <text:list-item>
              <text:p text:style-name="P3">Unidad de control (CU, Control Unit)</text:p>
              <text:list>
                <text:list-item>
                  <text:p text:style-name="P3">Señales de estado, señales de control, reloj, tiempo de ciclo, frecuencia del reloj, conductores.</text:p>
                </text:list-item>
              </text:list>
            </text:list-item>
            <text:list-item>
              <text:p text:style-name="P3">Bus</text:p>
            </text:list-item>
            <text:list-item>
              <text:p text:style-name="P3">Periféricos: unidades E/S y memoria externa</text:p>
            </text:list-item>
            <text:list-item>
              <text:p text:style-name="P3">Unidades centrales: memoria interna y procesador.</text:p>
            </text:list-item>
            <text:list-item>
              <text:p text:style-name="P3">Unidad de Procesamiento Central (CPU, procesador): Unidad de tratamiento + unidad de control. </text:p>
            </text:list-item>
            <text:list-item>
              <text:p text:style-name="P3">Microprocesador: procesador implantado en circuito integrado.</text:p>
            </text:list-item>
            <text:list-item>
              <text:p text:style-name="P15"><text:span text:style-name="T1">Microcontrolador: contiene los elementos básicos de un computador: </text:span><text:span text:style-name="T2">procesador, memoria interna y puertos E/S</text:span></text:p>
            </text:list-item>
            <text:list-item>
              <text:p text:style-name="P4">Interfaz: elementos adaptadores entre dos elementos.</text:p>
            </text:list-item>
          </text:list>
        </text:list-item>
      </text:list>
      <text:p text:style-name="P5"/>
      <text:list xml:id="list91423833043801" text:continue-numbering="true" text:style-name="L1">
        <text:list-item>
          <text:list>
            <text:list-item>
              <text:p text:style-name="P4">Instrucción: conjunto de símbolos insertados en una secuencia estructurada o específica que el procesador interpreta y ejecuta.</text:p>
            </text:list-item>
            <text:list-item>
              <text:p text:style-name="P4">Datos: Símbolos que representan hechos, condiciones, situaciones o valores. Elementos de información.</text:p>
            </text:list-item>
            <text:list-item>
              <text:p text:style-name="P16"><text:span text:style-name="T1">Lenguaje de Programación. </text:span><text:span text:style-name="T3">Lenguaje Máquina /</text:span><text:span text:style-name="T1"> Ensamblador / de alto nivel.</text:span></text:p>
            </text:list-item>
            <text:list-item>
              <text:p text:style-name="P16"><text:span text:style-name="T1">Hardware: </text:span><text:span text:style-name="T3">parte material, física.</text:span></text:p>
            </text:list-item>
            <text:list-item>
              <text:p text:style-name="P17"><text:span text:style-name="T1">Software: </text:span><text:span text:style-name="T3">Conjunto de programas, instrucciones y reglas informáticas que permiten ejecutar distintas tareas en una computadora (RAE).</text:span></text:p>
            </text:list-item>
            <text:list-item>
              <text:p text:style-name="P17"><text:span text:style-name="T1">Firmware: </text:span><text:span text:style-name="T3">Bloque de instrucciones de máquina para propósitos específicos grabado en una memoria, normalmente de lectura/escritura que establece la lógica de más bajo nivel que controla los circuitos electrónicos de un dispositivo de cualquier tipo.</text:span></text:p>
            </text:list-item>
            <text:list-item>
              <text:p text:style-name="P16"><text:span text:style-name="T1">Sistema operativo: </text:span><text:span text:style-name="T3">programa que controla la ejecución de aplicaciones y programas y que actúa de interfaz entre aplicaciones y el hardware. Sus objetivos son facilitar el uso del computador, gestionar sus recursos de manera eficiente y permitir desarrollar y probar nuevas funciones en el sistema sin interferir en su uso.</text:span></text:p>
            </text:list-item>
          </text:list>
        </text:list-item>
        <text:list-item>
          <text:p text:style-name="P18"><text:soft-page-break/><text:span text:style-name="T3">S</text:span><text:span text:style-name="T1">istemas de numeración: Binario, Octal, hexadecimal.</text:span></text:p>
        </text:list-item>
        <text:list-item>
          <text:p text:style-name="P6">Registros del procesador:</text:p>
          <text:list>
            <text:list-item>
              <text:p text:style-name="P6">Registros visibles para el programador: optimizar.</text:p>
              <text:list>
                <text:list-item>
                  <text:p text:style-name="P7">Registros de datos</text:p>
                </text:list-item>
                <text:list-item>
                  <text:p text:style-name="P7">Registros de dirección: contienen direcciones de memoria principal de datos e instrucciones.</text:p>
                  <text:list>
                    <text:list-item>
                      <text:p text:style-name="P7">Registro índice: implica sumar un índice a un valor base para obtener una dirección efectiva.</text:p>
                    </text:list-item>
                    <text:list-item>
                      <text:p text:style-name="P7">Puntero de segmento: referencia a un segmento</text:p>
                    </text:list-item>
                    <text:list-item>
                      <text:p text:style-name="P7">Puntero de pila: permite el uso de instrucciones que no contienen campo de dirección.</text:p>
                    </text:list-item>
                  </text:list>
                </text:list-item>
              </text:list>
            </text:list-item>
            <text:list-item>
              <text:p text:style-name="P6">Registros de control y estado: <text:span text:style-name="T4">procesador y rutinas privilegiadas del SO. Controlan el funcionamiento del procesador</text:span></text:p>
              <text:list>
                <text:list-item>
                  <text:p text:style-name="P7">Contador de programa, PC: contiene la dirección de la próxima instrucción que se realizará.</text:p>
                </text:list-item>
                <text:list-item>
                  <text:p text:style-name="P7">Registro de instrucción, IR: contiene la última instrucción leída.</text:p>
                </text:list-item>
                <text:list-item>
                  <text:p text:style-name="P7">Palabra de estado del programa, PSW: contiene información de estado.</text:p>
                </text:list-item>
                <text:list-item>
                  <text:p text:style-name="P8">Códigos de condición o indicadores: bits con valor asignado por el hardware, depende del resultado de operaciones…</text:p>
                </text:list-item>
              </text:list>
            </text:list-item>
          </text:list>
        </text:list-item>
        <text:list-item>
          <text:p text:style-name="P8">Ejecución de instrucciones: ciclo de instrucción. Fase de Búsqueda y fase de ejecución.</text:p>
          <text:list>
            <text:list-item>
              <text:p text:style-name="P8">Se lee la instrucción cuya dirección está en el PC</text:p>
            </text:list-item>
            <text:list-item>
              <text:p text:style-name="P8">Se aumenta </text:p>
            </text:list-item>
            <text:list-item>
              <text:p text:style-name="P8">Se ejecuta la instrucción</text:p>
              <text:list>
                <text:list-item>
                  <text:p text:style-name="P8">Procesador-memoria: transferencia de datos</text:p>
                </text:list-item>
                <text:list-item>
                  <text:p text:style-name="P8">Procesador- E/S</text:p>
                </text:list-item>
                <text:list-item>
                  <text:p text:style-name="P8">Procesamiento de datos: operaciones aritmético-lógicas</text:p>
                </text:list-item>
                <text:list-item>
                  <text:p text:style-name="P8">Control: alterar la secuencia.</text:p>
                </text:list-item>
              </text:list>
            </text:list-item>
          </text:list>
        </text:list-item>
        <text:list-item>
          <text:p text:style-name="P8">Comunicación de E/S:</text:p>
          <text:list>
            <text:list-item>
              <text:p text:style-name="P8">E/S programada</text:p>
              <text:list>
                <text:list-item>
                  <text:p text:style-name="P14">El procesador encuentra una instrucción con la E/S. Se genera un mandato al módulo de E/S apropiado. El procesador adopta un papel activo mientras se atiende la instrucción de E/S y comprueba periódicamente el estado de la ejecución del módulo de E/S hasta que ha finalizado la operación.</text:p>
                </text:list-item>
                <text:list-item>
                  <text:p text:style-name="P14">Problema: El procesador pasa mucho tiempo esperando la finalización del módulo de E/S y el sistema se degrada gravemente.</text:p>
                </text:list-item>
              </text:list>
            </text:list-item>
            <text:list-item>
              <text:p text:style-name="P8">E/S por interrupciones:</text:p>
              <text:list>
                <text:list-item>
                  <text:p text:style-name="P14">El procesador genera un mandato de E/S y sigue realizando otra operación útil. Cuando esté listo, el módulo de E/S interrumpirá</text:p>
                </text:list-item>
                <text:list-item>
                  <text:p text:style-name="P14">Problema: consume mucho tiempo de procesador porque cada palabra de datos tiene que pasar por el procesador.</text:p>
                </text:list-item>
              </text:list>
            </text:list-item>
            <text:list-item>
              <text:p text:style-name="P9">DMA: Direct Memory Access</text:p>
              <text:list>
                <text:list-item>
                  <text:p text:style-name="P10">La lleva a cabo un módulo separado conectado al bus del sistema. El procesador genera el mandato a dicho módulo y no vuelve a intervenir hasta el final. El módulo DMA hace directamente las transferencias de datos con la memoria.</text:p>
                </text:list-item>
                <text:list-item>
                  <text:p text:style-name="P10">Problema: El DMA utiliza el bus y el procesador se ejecuta más lentamente, pero es más eficiente.</text:p>
                </text:list-item>
              </text:list>
            </text:list-item>
          </text:list>
        </text:list-item>
        <text:list-item>
          <text:p text:style-name="P10">Procesamiento de interrupciones:</text:p>
          <text:list>
            <text:list-item>
              <text:p text:style-name="P10">El dispositivo genera un aseñal de interrupción hacia el procesador. El procesador termina su instrucción actual y cuando comprueba que hay una interrpción, manda una señal de reconocimiento al dispositivo.</text:p>
            </text:list-item>
            <text:list-item>
              <text:p text:style-name="P11"><text:soft-page-break/>El procesador apila el PC y la PSW en la pila de control.</text:p>
            </text:list-item>
            <text:list-item>
              <text:p text:style-name="P10">El procesador transfiere el control a la rutina de interrupción, <text:span text:style-name="T5">cargando el valor del PC.</text:span></text:p>
            </text:list-item>
            <text:list-item>
              <text:p text:style-name="P11">El programa manejador de la interrupción salva el resto de la información de estado del proceso.</text:p>
            </text:list-item>
            <text:list-item>
              <text:p text:style-name="P11">Se procesa la interrupción.</text:p>
            </text:list-item>
            <text:list-item>
              <text:p text:style-name="P11">Se restauran los valores anteriores de los registros salvados y se vuelve al programa interrumpido</text:p>
            </text:list-item>
          </text:list>
        </text:list-item>
        <text:list-item>
          <text:p text:style-name="P11">Protección:</text:p>
          <text:list>
            <text:list-item>
              <text:p text:style-name="P11">Modos de ejecución de instrucciones:</text:p>
              <text:list>
                <text:list-item>
                  <text:list>
                    <text:list-item>
                      <text:p text:style-name="P11">Modo usuario</text:p>
                    </text:list-item>
                    <text:list-item>
                      <text:p text:style-name="P11">Modo núcleo/kernel: E/S siempre en este modo</text:p>
                    </text:list-item>
                  </text:list>
                </text:list-item>
                <text:list-item>
                  <text:p text:style-name="P11">Hay una instrucción máquina que cambia de núcleo a usuario: TRAP (realmente produce una interrupción y como efecto indirecto se cambia de nivel)</text:p>
                </text:list-item>
              </text:list>
            </text:list-item>
            <text:list-item>
              <text:p text:style-name="P11">Protección de memoria:</text:p>
              <text:list>
                <text:list-item>
                  <text:p text:style-name="P11">Sistemas sin memoria virtual: registros valla, si se sobrepasan se da un volcado de memoria.</text:p>
                </text:list-item>
                <text:list-item>
                  <text:p text:style-name="P11">Sistemas con memoria virtual:</text:p>
                  <text:list>
                    <text:list-item>
                      <text:p text:style-name="P11">Nivel usuario: se accede sólo a una parte del mapa de memoria</text:p>
                    </text:list-item>
                    <text:list-item>
                      <text:p text:style-name="P12">Nivel núcleo: se puede direccionar toda la memoria</text:p>
                    </text:list-item>
                    <text:list-item>
                      <text:p text:style-name="P12">También se puede dotrar al procesador de un Registro de Identificador de Espacio <text:s/>de Direccionamiento, RIED: se consigue que cada programa disponga de su propio espacio virtual</text:p>
                    </text:list-item>
                    <text:list-item>
                      <text:p text:style-name="P12">Se crea una tabla de páginas de cada programa en ejecución gracias al RIED. La traducción de las direcciones la realiza la memory management unit (MMU) y vigila que no se sobrepasen los límites</text:p>
                    </text:list-item>
                  </text:list>
                </text:list-item>
              </text:list>
            </text:list-item>
          </text:list>
        </text:list-item>
        <text:list-item>
          <text:p text:style-name="P12">Sistema operativo:</text:p>
          <text:list>
            <text:list-item>
              <text:p text:style-name="P12">Servicios, como interfaz usuario/hardware:</text:p>
              <text:list>
                <text:list-item>
                  <text:p text:style-name="P12">Desarrollo de programas</text:p>
                </text:list-item>
                <text:list-item>
                  <text:p text:style-name="P12">Ejecución de programas</text:p>
                </text:list-item>
                <text:list-item>
                  <text:p text:style-name="P12">Acceso a dispositivos de E/S</text:p>
                </text:list-item>
                <text:list-item>
                  <text:p text:style-name="P12">Acceso controlado a ficheros</text:p>
                </text:list-item>
                <text:list-item>
                  <text:p text:style-name="P12">Acceso al sistema</text:p>
                </text:list-item>
                <text:list-item>
                  <text:p text:style-name="P12">Detección y respuesta de errores</text:p>
                </text:list-item>
                <text:list-item>
                  <text:p text:style-name="P12">Contabilidad</text:p>
                </text:list-item>
              </text:list>
            </text:list-item>
            <text:list-item>
              <text:p text:style-name="P12">Sistema operativo como gestor de recursos:</text:p>
              <text:list>
                <text:list-item>
                  <text:p text:style-name="P12">Un computador es un conjunto de recursos y el SO debe gestionarlos y para ello posee un mecanismo de control que cubre dos aspectos:</text:p>
                  <text:list>
                    <text:list-item>
                      <text:p text:style-name="P12">Las funciones del SO actúan de la misma forma que el resto del software, es decir, son programas ejecutados por el procesador.</text:p>
                    </text:list-item>
                    <text:list-item>
                      <text:p text:style-name="P12">El SO frecuentemente cede el control y depende del procesador para volver a retomarlo.</text:p>
                    </text:list-item>
                    <text:list-item>
                      <text:p text:style-name="P13">El SO dirige al procesador en el uso de los recursos del sistema y en la temporización de la ejecución de otros programas.</text:p>
                    </text:list-item>
                    <text:list-item>
                      <text:p text:style-name="P13">Una parte del código del SO se encuentra cargado en la memoria principal (kernel y, en ciertos momentos, otras partes del SO que se estén usando). El resto de la memoria está ocupada por programas y datos de usuario.</text:p>
                    </text:list-item>
                    <text:list-item>
                      <text:p text:style-name="P13">La asignación de la memoria principal la realizan conjuntamente el SO y el hardware de gestión de memoria del procesador.</text:p>
                    </text:list-item>
                    <text:list-item>
                      <text:p text:style-name="P13"><text:soft-page-break/>El SO decide cuándo un programa en ejecución puede usar un dispositivo de E/S y también el acceso y uso de los ficheros. El procesador es también un recurso.</text:p>
                    </text:list-item>
                  </text:list>
                </text:list-item>
              </text:list>
            </text:list-item>
            <text:list-item>
              <text:p text:style-name="P13">Características deseables de un SO.</text:p>
              <text:list>
                <text:list-item>
                  <text:p text:style-name="P13">Facilidad de uso</text:p>
                </text:list-item>
                <text:list-item>
                  <text:p text:style-name="P13">Eficiencia</text:p>
                </text:list-item>
                <text:list-item>
                  <text:p text:style-name="P13">Capacidad para evolucionar</text:p>
                  <text:list>
                    <text:list-item>
                      <text:p text:style-name="P13">Actualizaciones de hardware</text:p>
                    </text:list-item>
                    <text:list-item>
                      <text:p text:style-name="P13">Nuevos servicios</text:p>
                    </text:list-item>
                    <text:list-item>
                      <text:p text:style-name="P13">Resolución de fallos.</text:p>
                    </text:list-item>
                  </text:list>
                </text:list-item>
              </text:list>
            </text:list-item>
            <text:list-item>
              <text:p text:style-name="P13">Programas de servicio del SO (pueden considerarse una ampliación del SO):</text:p>
              <text:list>
                <text:list-item>
                  <text:p text:style-name="P13">compactación de discos, compresión de datos, gestión de comunicaciones, navegadores, respaldo de seguridad, recuperación de archivos, salvapantallas, intérpretes, compiladores, editores de texto, cargadores/montadore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2:19:54.475454539</meta:creation-date>
    <dc:date>2017-11-29T09:14:23.094184927</dc:date>
    <meta:editing-duration>PT16M32S</meta:editing-duration>
    <meta:editing-cycles>3</meta:editing-cycles>
    <meta:generator>LibreOffice/5.1.6.2$Linux_X86_64 LibreOffice_project/10m0$Build-2</meta:generator>
    <meta:document-statistic meta:table-count="0" meta:image-count="0" meta:object-count="0" meta:page-count="4" meta:paragraph-count="110" meta:word-count="1235" meta:character-count="7575" meta:non-whitespace-character-count="6556"/>
  </office:meta>
</office:document-meta>
</file>